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>
      <style:text-properties fo:font-weight="bold" style:font-weight-asian="bold" style:font-weight-complex="bold"/>
    </style:style>
    <style:style style:name="P17" style:parent-style-name="Paragraphedeliste" style:list-style-name="LFO1" style:family="paragraph">
      <style:text-properties fo:font-weight="bold" style:font-weight-asian="bold" style:font-weight-complex="bold"/>
    </style:style>
    <style:style style:name="P18" style:parent-style-name="Paragraphedeliste" style:family="paragraph">
      <style:text-properties fo:font-weight="bold" style:font-weight-asian="bold" style:font-weight-complex="bold"/>
    </style:style>
    <style:style style:name="P19" style:parent-style-name="Paragraphedeliste" style:list-style-name="LFO1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Paragraphedeliste" style:list-style-name="LFO1" style:family="paragraph">
      <style:text-properties fo:font-weight="bold" style:font-weight-asian="bold" style:font-weight-complex="bold"/>
    </style:style>
    <style:style style:name="P22" style:parent-style-name="Paragraphedeliste" style:family="paragraph">
      <style:text-properties fo:font-weight="bold" style:font-weight-asian="bold" style:font-weight-complex="bold"/>
    </style:style>
    <style:style style:name="P23" style:parent-style-name="Paragraphedeliste" style:family="paragraph">
      <style:text-properties fo:font-weight="bold" style:font-weight-asian="bold" style:font-weight-complex="bold"/>
    </style:style>
    <style:style style:name="P24" style:parent-style-name="Paragraphedeliste" style:list-style-name="LFO1" style:family="paragraph">
      <style:text-properties fo:font-weight="bold" style:font-weight-asian="bold" style:font-weight-complex="bold"/>
    </style:style>
    <style:style style:name="P25" style:parent-style-name="Paragraphedeliste" style:family="paragraph">
      <style:text-properties fo:font-weight="bold" style:font-weight-asian="bold" style:font-weight-complex="bold"/>
    </style:style>
    <style:style style:name="P26" style:parent-style-name="Paragraphedeliste" style:family="paragraph">
      <style:text-properties fo:font-weight="bold" style:font-weight-asian="bold" style:font-weight-complex="bold"/>
    </style:style>
    <style:style style:name="P27" style:parent-style-name="Paragraphedeliste" style:list-style-name="LFO1" style:family="paragraph">
      <style:text-properties fo:font-weight="bold" style:font-weight-asian="bold" style:font-weight-complex="bold"/>
    </style:style>
    <style:style style:name="P28" style:parent-style-name="Paragraphedeliste" style:family="paragraph">
      <style:text-properties fo:font-weight="bold" style:font-weight-asian="bold" style:font-weight-complex="bold"/>
    </style:style>
    <style:style style:name="P29" style:parent-style-name="Paragraphedeliste" style:family="paragraph">
      <style:text-properties fo:font-weight="bold" style:font-weight-asian="bold" style:font-weight-complex="bold"/>
    </style:style>
    <style:style style:name="P30" style:parent-style-name="Paragraphedeliste" style:list-style-name="LFO1" style:family="paragraph"/>
    <style:style style:name="P31" style:parent-style-name="Paragraphedeliste" style:list-style-name="LFO1" style:family="paragraph"/>
    <style:style style:name="P32" style:parent-style-name="Paragraphedeliste" style:list-style-name="LFO1" style:family="paragraph"/>
    <style:style style:name="P33" style:parent-style-name="Paragraphedeliste" style:list-style-name="LFO1" style:family="paragraph"/>
    <style:style style:name="P34" style:parent-style-name="Paragraphedeliste" style:list-style-name="LFO1" style:family="paragraph"/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Paragraphedeliste" style:list-style-name="LFO1" style:family="paragraph"/>
    <style:style style:name="P39" style:parent-style-name="Paragraphedeliste" style:list-style-name="LFO1" style:family="paragraph"/>
    <style:style style:name="P40" style:parent-style-name="Paragraphedeliste" style:list-style-name="LFO1" style:family="paragraph"/>
    <style:style style:name="P41" style:parent-style-name="Paragraphedeliste" style:list-style-name="LFO1" style:family="paragraph"/>
    <style:style style:name="P42" style:parent-style-name="Paragraphedeliste" style:list-style-name="LFO1" style:family="paragraph"/>
    <style:style style:name="P43" style:parent-style-name="Paragraphedeliste" style:list-style-name="LFO1" style:family="paragraph"/>
    <style:style style:name="P44" style:parent-style-name="Paragraphedeliste" style:list-style-name="LFO1" style:family="paragraph"/>
    <style:style style:name="P45" style:parent-style-name="Paragraphedeliste" style:list-style-name="LFO1" style:family="paragraph"/>
    <style:style style:name="P46" style:parent-style-name="Paragraphedeliste" style:list-style-name="LFO1" style:family="paragraph"/>
    <style:style style:name="P47" style:parent-style-name="Paragraphedeliste" style:list-style-name="LFO1" style:family="paragraph"/>
    <style:style style:name="P48" style:parent-style-name="Paragraphedeliste" style:list-style-name="LFO1" style:family="paragraph"/>
    <style:style style:name="P49" style:parent-style-name="Paragraphedeliste" style:family="paragraph">
      <style:paragraph-properties fo:margin-left="1.5in">
        <style:tab-stops/>
      </style:paragraph-properties>
    </style:style>
    <style:style style:name="P50" style:parent-style-name="Paragraphedeliste" style:list-style-name="LFO1" style:family="paragraph"/>
  </office:automatic-styles>
  <office:body>
    <office:text text:use-soft-page-breaks="true">
      <text:p text:style-name="P1">Portfolio</text:p>
      <text:p text:style-name="Normal"/>
      <text:p text:style-name="Normal">Oral lors de la soutenance de stage : 5min. à l’issue de la soutenance seront consacrés à l’éval°<text:s/></text:p>
      <text:p text:style-name="Normal">Objectif :<text:s/></text:p>
      <text:list text:style-name="LFO1" text:continue-numbering="true">
        <text:list-item>
          <text:p text:style-name="P2">Faire lien entre compétences développées à l’IUT (dans les SAE notamment) et en stage</text:p>
        </text:list-item>
        <text:list-item>
          <text:p text:style-name="P3">Disposer d’un support pour<text:s/>se vendre/présenter mes compétences lors d’entretien/de candidature sur des postes …</text:p>
        </text:list-item>
      </text:list>
      <text:p text:style-name="Normal"/>
      <text:p text:style-name="Normal">Rendus :<text:s/></text:p>
      <text:list text:style-name="LFO1" text:continue-numbering="true">
        <text:list-item>
          <text:p text:style-name="P4">Site internet de présentation portfolio/des compétences acquises</text:p>
        </text:list-item>
        <text:list-item>
          <text:p text:style-name="P5">A présenter lors de la soutenance<text:s/></text:p>
        </text:list-item>
      </text:list>
      <text:p text:style-name="Normal"/>
      <text:p text:style-name="Normal">Travail du jour :<text:s/></text:p>
      <text:list text:style-name="LFO1" text:continue-numbering="true">
        <text:list-item>
          <text:p text:style-name="P6">Par groupe de 5 ou 6</text:p>
        </text:list-item>
        <text:list-item>
          <text:p text:style-name="P7">Sélectionner une ou 2 SAE + identifier ce qu’elle vous a apporté<text:s/></text:p>
        </text:list-item>
        <text:list-item>
          <text:p text:style-name="P8">Réfléchir comment l’intégrer dans un site internet<text:s/></text:p>
        </text:list-item>
        <text:list-item>
          <text:p text:style-name="P9">Exposer le travail devant l’ensemble de la promotion</text:p>
        </text:list-item>
      </text:list>
      <text:p text:style-name="Normal"/>
      <text:p text:style-name="Normal">Structure de la présentation :<text:s/></text:p>
      <text:list text:style-name="LFO1" text:continue-numbering="true">
        <text:list-item>
          <text:p text:style-name="P10">Quels sont les compétences associées à la SAE<text:s/></text:p>
        </text:list-item>
        <text:list-item>
          <text:p text:style-name="P11">Qu’avons-nous fait lors de la SAE<text:s/></text:p>
        </text:list-item>
        <text:list-item>
          <text:p text:style-name="P12">Quelles compétences techniques avons-nous trravaillé</text:p>
        </text:list-item>
        <text:list-item>
          <text:p text:style-name="P13">Quelles ont été les limites/difficultés rencontrées</text:p>
        </text:list-item>
        <text:list-item>
          <text:p text:style-name="P14">Quels ont été les rendus/valorisation de la SAE ? Est-ce valorisable sur le site ?</text:p>
        </text:list-item>
        <text:list-item>
          <text:p text:style-name="P15">Quel figure/schéma proposeriez vous pour illustrer la SAE / les compétences développés ?</text:p>
        </text:list-item>
      </text:list>
      <text:p text:style-name="Normal"/>
      <text:p text:style-name="Normal">SUJET : SAE-3.03 -&gt; Description et prévision de données temporelles</text:p>
      <text:list text:style-name="LFO1" text:continue-numbering="true">
        <text:list-item>
          <text:p text:style-name="P16">Quels sont les compétences associées à la SAE<text:s/></text:p>
        </text:list-item>
      </text:list>
      <text:p text:style-name="Paragraphedeliste">Analyser statistiquement les données<text:line-break/>Valoriser une production dans un contexte professionnel</text:p>
      <text:list text:style-name="LFO1" text:continue-numbering="true">
        <text:list-item>
          <text:p text:style-name="P17">Qu’avons-nous fait lors de la SAE<text:s/></text:p>
        </text:list-item>
      </text:list>
      <text:soft-page-break/>
      <text:p text:style-name="Paragraphedeliste">Cours pour apprendre les données temporelles<text:s/></text:p>
      <text:p text:style-name="Paragraphedeliste">TD pour appliquer nos connaissances et développer de nouvelles compétences (description d’une série temporelle, estimation des paramètres de tendance et de saisonnalité, étude des dépendances temporelles, méthode de prévision)</text:p>
      <text:p text:style-name="Paragraphedeliste">Contrôle final global reprenant toutes les compétences</text:p>
      <text:p text:style-name="Paragraphedeliste">Projet FI : analyse de données temporelles sur le nombre de nuitées en Europe dans les établissements hôteliers entre janvier 2011 et septembre 2024</text:p>
      <text:p text:style-name="P18"/>
      <text:list text:style-name="LFO1" text:continue-numbering="true">
        <text:list-item>
          <text:p text:style-name="P19">Quelles compétences techniques avons-nous travaillé</text:p>
        </text:list-item>
      </text:list>
      <text:p text:style-name="P20"/>
      <text:list text:style-name="LFO1" text:continue-numbering="true">
        <text:list-item>
          <text:p text:style-name="P21">Quelles ont été les limites/difficultés rencontrées</text:p>
        </text:list-item>
      </text:list>
      <text:p text:style-name="P22"/>
      <text:p text:style-name="P23"/>
      <text:list text:style-name="LFO1" text:continue-numbering="true">
        <text:list-item>
          <text:p text:style-name="P24">Quels ont été les rendus/valorisation de la SAE ? Est-ce valorisable sur le site ?</text:p>
        </text:list-item>
      </text:list>
      <text:p text:style-name="P25"/>
      <text:p text:style-name="P26"/>
      <text:list text:style-name="LFO1" text:continue-numbering="true">
        <text:list-item>
          <text:p text:style-name="P27">Quel figure/schéma proposeriez-vous pour illustrer la SAE / les compétences développés ?</text:p>
        </text:list-item>
      </text:list>
      <text:p text:style-name="P28"/>
      <text:p text:style-name="P29"/>
      <text:p text:style-name="Normal"/>
      <text:p text:style-name="Normal">DANS LE SITE :<text:s/></text:p>
      <text:list text:style-name="LFO1" text:continue-numbering="true">
        <text:list-item>
          <text:p text:style-name="P30">Compétences</text:p>
          <text:list text:continue-numbering="true">
            <text:list-item>
              <text:p text:style-name="P31">S1 :<text:s/></text:p>
              <text:list text:continue-numbering="true">
                <text:list-item>
                  <text:p text:style-name="P32">Traiter des données à des fins décisionnelles</text:p>
                </text:list-item>
                <text:list-item>
                  <text:p text:style-name="P33">Analyser statistiquement les données</text:p>
                </text:list-item>
                <text:list-item>
                  <text:p text:style-name="P34">Valoriser une production dans un contexte professionnel</text:p>
                </text:list-item>
              </text:list>
            </text:list-item>
            <text:list-item>
              <text:p text:style-name="P35">S2 :<text:s/></text:p>
              <text:list text:continue-numbering="true">
                <text:list-item>
                  <text:p text:style-name="P36">Traiter des données à des fins décisionnelles<text:tab/></text:p>
                </text:list-item>
                <text:list-item>
                  <text:p text:style-name="P37">Analyser statistiquement les données</text:p>
                </text:list-item>
                <text:list-item>
                  <text:p text:style-name="P38">Valoriser une production dans un contexte professionnel</text:p>
                </text:list-item>
              </text:list>
            </text:list-item>
            <text:list-item>
              <text:p text:style-name="P39">S3 :<text:s/></text:p>
              <text:list text:continue-numbering="true">
                <text:list-item>
                  <text:p text:style-name="P40">Modéliser les données dans un cadre statistique</text:p>
                </text:list-item>
                <text:list-item>
                  <text:p text:style-name="P41">Traiter des données à des fins décisionnelles</text:p>
                </text:list-item>
                <text:list-item>
                  <text:p text:style-name="P42">Analyser statistiquement les données</text:p>
                </text:list-item>
                <text:list-item>
                  <text:p text:style-name="P43">Valoriser une production dans un contexte professionnel</text:p>
                </text:list-item>
              </text:list>
            </text:list-item>
            <text:list-item>
              <text:p text:style-name="P44">S4 :<text:s/></text:p>
              <text:list text:continue-numbering="true">
                <text:list-item>
                  <text:p text:style-name="P45">Modéliser les données dans un cadre statistique</text:p>
                </text:list-item>
                <text:list-item>
                  <text:p text:style-name="P46">Traiter des données à des fins décisionnelles</text:p>
                </text:list-item>
                <text:list-item>
                  <text:p text:style-name="P47">Analyser statistiquement les données</text:p>
                </text:list-item>
                <text:list-item>
                  <text:p text:style-name="P48">Valoriser une production dans un contexte professionnel</text:p>
                </text:list-item>
              </text:list>
            </text:list-item>
          </text:list>
        </text:list-item>
      </text:list>
      <text:p text:style-name="P49"/>
      <text:list text:style-name="LFO1" text:continue-numbering="true">
        <text:list-item>
          <text:p text:style-name="P50">SAE (en selectionner). Il faut repartir du programme personnel et choisir les meilleures SAE depuis la 1ère anné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se Nerriec</meta:initial-creator>
    <dc:creator>Rose Nerriec</dc:creator>
    <meta:creation-date>2025-01-24T07:01:00Z</meta:creation-date>
    <dc:date>2025-01-29T10:47:00Z</dc:date>
    <meta:template xlink:href="Normal" xlink:type="simple"/>
    <meta:editing-cycles>7</meta:editing-cycles>
    <meta:editing-duration>PT24540S</meta:editing-duration>
    <meta:document-statistic meta:page-count="3" meta:paragraph-count="5" meta:word-count="440" meta:character-count="2856" meta:row-count="20" meta:non-whitespace-character-count="2421"/>
  </office:meta>
</office:document-meta>
</file>